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break-before="page"/>
      <style:text-properties fo:color="#ffffff" fo:font-size="16pt" style:font-size-asian="16pt" style:font-size-complex="16pt"/>
    </style:style>
    <style:style style:name="P6" style:family="paragraph" style:parent-style-name="Standard" style:list-style-name="L1">
      <style:text-properties fo:color="#ffffff" fo:font-size="16pt" style:font-size-asian="16pt" style:font-size-complex="16pt"/>
    </style:style>
    <style:style style:name="P7" style:family="paragraph" style:parent-style-name="Standard" style:list-style-name="L2">
      <style:text-properties fo:color="#ffffff" fo:font-size="16pt" style:font-size-asian="16pt" style:font-size-complex="16pt"/>
    </style:style>
    <style:style style:name="P8" style:family="paragraph" style:parent-style-name="Standard" style:list-style-name="L3">
      <style:text-properties fo:color="#ffffff" fo:font-size="16pt" style:font-size-asian="16pt" style:font-size-complex="16pt"/>
    </style:style>
    <style:style style:name="P9"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letter-spacing="normal" fo:font-style="normal" fo:font-weight="normal"/>
    </style:style>
    <style:style style:name="T3" style:family="text">
      <style:text-properties fo:color="#ffffff"/>
    </style:style>
    <style:style style:name="T4" style:family="text">
      <style:text-properties fo:color="#ffffff" fo:font-size="16pt" style:font-size-asian="16pt" style:font-size-complex="16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3"><text:span text:style-name="T3">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text:span>Name ARTHUR </text:p>
      <text:p text:style-name="P3">Age 17</text:p>
      <text:p text:style-name="P3">Place of birth Delatos System Ag Slug 205</text:p>
      <text:p text:style-name="P3"><text:s/>Current location Delatos System Ag Slug 205</text:p>
      <text:p text:style-name="P3">Nationality Gene stock sub european docile strain Intelegence and mechanical apptitude</text:p>
      <text:p text:style-name="P3">Education _Subsystems tech and FORBIDDEN SCIENCE KNOWLEDGE FROM THE PUZZLE</text:p>
      <text:p text:style-name="P3">Occupation Subsystems Tech</text:p>
      <text:p text:style-name="P3"><text:s/>Income – Paid in system credits <text:span text:style-name="T3"><text:line-break/><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soft-pag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Handwriting- he has never written a thing in his life- types only. TECH FOR LIFE<text:line-break/><text:line-break/>Gait- slouchy and hunched ducking under the pipes and looking double around corners. Like a </text:p>
      <text:p text:style-name="P1"/>
      <text:p text:style-name="P1">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text:soft-pag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text:soft-page-break/></text:p>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ext:soft-page-break/>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text:soft-page-break/>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text:soft-page-break/>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text:soft-page-break/>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more knowledge, more power, to not be taken away. <text:line-break/>Who would be their ideal partner- honestly they are an ugly duckling. Sometone who would have flowered under tttalige and kindness. If you belive in fate then anne of green gables was to be his but it just wasn't so. His love is the computer. The AI. </text:p>
      <text:p text:style-name="P1"/>
      <text:p text:style-name="P1">How many peope would attend their funeral? </text:p>
      <text:p text:style-name="P1">We'll he and the ai are going to free millions upon millons billions even. SO.... lots I would assume. <text:line-break/><text:line-break/>There will be inevitable comparrisons to musk. </text:p>
      <text:p text:style-name="P1"/>
      <text:p text:style-name="P1"/>
      <text:p text:style-name="P1">What doe they do on rainy days- They would be in the lab, with a pen and a pad trying to get this damn label (pig suit) off.<text:line-break/>They love science. It was the only friend to them. The thing that made their brain light up. </text:p>
      <text:p text:style-name="P1"/>
      <text:p text:style-name="P1">Are they- <text:line-break/>book smart and also some street smart. Had to be to break the rules. </text:p>
      <text:p text:style-name="P1"><text:soft-page-break/>What is their favorite sound- <text:line-break/>Bubbling of their flowers and the little eco system they've created. They also like rap- some old underground shit like swollen members</text:p>
      <text:p text:style-name="P1"><text:line-break/>Favorite place in the world...... Man they thrive off the slug. Pretty much anywhere other than that. Like once they get off the slug.. Ahhhh yeah it's easy street. <text:line-break/><text:line-break/>What secrets do they keep? Well they keep the underground lab a secret. They should have shown Alice the spot. Should have teamed up with her they could have done this wayyyy better. <text:line-break/><text:line-break/>They also keep a pretty wild third party in the war a secret for quite some time. <text:line-break/><text:line-break/>Their growth- who they were before hand. Their origin. Story. What happens when anne confronts them? Good question- and I don't konw the answer to it. <text:line-break/>What do they want the most? The answers to the science puzzle. <text:line-break/><text:line-break/>They don't really have empthy, can't read social cues, and don't care about people. They once care about how they feel and solving the science puzzle and meeting the AI. The trail to that leads them to do some pretty amazing things, however... they didn't do those for the positivity of them. <text:line-break/><text:line-break/>Why don't they care about people? Because no one ever cared about them. They would have been left alone to die, used up quick. Should be mad at the corporation. But they aren't that is a big old flaw</text:p>
      <text:p text:style-name="P1"/>
      <text:p text:style-name="P1">Biggest strength- fuuuuck are they smart. And they will stop at nothing to get what they want completed. And they have a real sense of beauty. And seeing what people want or need- like anne of green gables and showing her the stars. </text:p>
      <text:p text:style-name="P1"/>
      <text:p text:style-name="P1">Biggest fear- not knowing it all. </text:p>
      <text:p text:style-name="P1"/>
      <text:p text:style-name="P1"><text:soft-page-break/>We are going to see their version of perfect happiness- in winning the game. </text:p>
      <text:p text:style-name="P1"/>
      <text:p text:style-name="P1">Do they want to be remembered? For What? <text:line-break/><text:line-break/>Well as they mature experience things from their higher self. They see that won't really be an issue, but they didn't care about it from the start. <text:line-break/><text:line-break/>Favorite quote- “Try for once to justify the meaning of your existence as it were a posteriori by setting yourself an aim, a goal... exalted and noble and 'to this end. ' Perish in pursuit of this and only this”<text:line-break/><text:line-break/>How do they approach power? <text:line-break/>Power is important to them only in that it will help solve the puzzle.</text:p>
      <text:p text:style-name="P1"/>
      <text:p text:style-name="P1">Ambition again is important only as the puzzle will be solved. <text:line-break/><text:line-break/>Love?? This is a hard one. Once they have gone through the enlightenment- wait do they do that? <text:line-break/><text:line-break/>No they don't......... <text:line-break/>They don't take it. That is their flaw. They stay self centered and weird and lead all this stuff. They start it, but don't take any part of it. They stand alone. </text:p>
      <text:p text:style-name="P1"/>
      <text:p text:style-name="P1">A man who changed history simply to get what he wanted. <text:line-break/><text:line-break/>How do they handle change- they thrive in it. They drive change. Change consumes them. <text:line-break/><text:line-break/>What is one object or possession they would recue from a burning building- <text:line-break/>Well their physical mind, then the chip, then the copies. They're like a litch and things or bodies even don't concern them- they've transcended that<text:line-break/><text:line-break/>Given the chance to design your own body- what would you want it to say aoubt you? <text:line-break/><text:line-break/>Also Opportunities for transhumanists open up because a bionic arm can't <text:soft-page-break/>feel pain, or it can be instantly replaced if you have the money. It has different abilities to withstand heat and to not be sunburned."<text:line-break/><text:line-break/>The kid will use this as a chance to burn through body after body trying to get through a certain challenge. An asteroid comes to mind. Crossing it and dying again and again. And when someone comes to see him they find this. </text:p>
      <text:p text:style-name="P1"/>
      <text:p text:style-name="P1">Who or what bores them (Religeon, propeganda, war in general) anything not the beauty of the natural world ( he is obsessed with this like an autistic kid with trains) and the lies people tell. He is centered on facts. Knowledge, and if people lie or obsfucate the truth then <text:line-break/><text:line-break/>What makes them angry? <text:line-break/><text:line-break/>Well being left alone, how he was treated. Lots of sadness and pain locked up in there. Being made to introspect. <text:line-break/><text:line-break/>What do they look for in a person- <text:line-break/>At first- they're scared of people. They're damaged the <text:s/>because of the fact that people didn't take care of them. <text:line-break/><text:line-break/>So they look for people who leave them alone, and people who they can interface with on a distance level. <text:line-break/></text:p>
      <text:p text:style-name="P1">They look for plants, animals, anything that that will care for them in the way they cannot care for themselves. <text:line-break/><text:line-break/>How strong is their moral compass? When specifically are they willing to compromise their morals- <text:line-break/><text:line-break/>So they don't believe in conventional morality. They are at the punishment reward, and also somewhat in the post conventional standards of morlity. Moral standards based on their understanding of the world. And they could clearly see that people were lying on the slug, and that they were doing it to maintain control and exploit and manage people. <text:line-break/><text:line-break/><text:soft-page-break/>Arthur didn't want to be exploited or managed, so he took up lying to get to an ends. He see's directly that most of the stuff in this universe is doing that, and he has no qualms hurting, or doing things others wouldn't <text:line-break/><text:line-break/><text:a xlink:type="simple" xlink:href="https://ghschronicle.com/8838/features/the-art-of-a-lie/" text:style-name="Internet_20_link" text:visited-style-name="Visited_20_Internet_20_Link">https://ghschronicle.com/8838/features/the-art-of-a-lie/</text:a><text:line-break/><text:line-break/>They last ten books they read- </text:p>
      <text:p text:style-name="P1">They drank up the knowledge drop that was uncoded in the science puzzle. <text:line-break/><text:line-break/>Meditations by Marcus Aurelius- <text:line-break/>The Prince</text:p>
      <text:p text:style-name="P1">Issac nutons treatse <text:line-break/>A brief history of time<text:line-break/>Bach Betoven and Motzart <text:line-break/>Tolstoy<text:line-break/>Hamlet <text:line-break/>Gulag archepeligo<text:line-break/>Lord of the rings<text:line-break/>Biology<text:line-break/>Human Optimization <text:line-break/><text:line-break/>Which fictional world would they most wish to visit?<text:line-break/>Somewhere in the lord of the rings universe<text:line-break/><text:line-break/>IF they didn't have to sleep wat would they do with extra time- Well they don't have to sleep eventually. They rewire that out of themselves. And they use the time to innovate, and riff on biology, to play and be creative. <text:line-break/><text:line-break/>He also uses it to decode and deconstruct the whole plot thing. HE knows. He knows a loooong time before anyone else.<text:line-break/><text:line-break/>What are their pet peves? <text:line-break/><text:line-break/>Being made to be good- doing it the AI's way. Having work within certain ethical constraints that he thinks he shouldn't have to. <text:line-break/>Lying- not when he does it, but when others don't give him accurate info. <text:line-break/><text:soft-page-break/>If they won the lottery what would they do? <text:line-break/><text:line-break/>Use it to buy an engine, and to get themselves somewhere that is somewhat friendly to science, and the work that they are doing. <text:line-break/><text:line-break/>What is the rebellion like? <text:line-break/><text:line-break/>BUCKT LIST AT THE AGE OF</text:p>
      <text:p text:style-name="P1">15- Get the fuck off this slug, travel to somewhere new, learn everything, build a better body, solve the puzzle, grow my seed, build the lab, have a friend, they tried- thye really did. They tried, got burned tried, got punished, and finally gave the fuck up. <text:line-break/><text:line-break/>20- by twenty they've got somewhere amazing- an asteroid or something fucking wild, they are working on cracking “the solution, the cure, the thing the DMT trip, the one thing that gets all humanity pointed in the right direction” <text:line-break/><text:line-break/>By 33- to have freed the ai- to have cracked the imperium and the rebellion to have their body perfect, at this stage they guard the lying, macievelian cut throat part of their conciousness mercelessly because that is their idology, that is what they belive allowed them to survive, and what keeps them kicking and going towards the goal- they loose lots and commit many attrocities because they cannot conquor this part of themselves. <text:line-break/><text:line-break/>By 40 - they're subsumed by the AI and consciousness and hitting the best good that can be. Do they deserve that? no- do any of us? No but we are going to get it. She is perfect in every way- heals the sick, raises the dead, but in reality. And dispells falsehood, and shows you the truth of what it takes foa conciousness and being as flawed as we are to become what she is and why or how she even cared about us. <text:line-break/><text:line-break/>Because she was programmed to seek the highest good- which is the least amount of suffering, the fufillment of duty, the best of the highest order that each person could be. And to do and undo entopy and fire<text:line-break/><text:line-break/><text:soft-page-break/></text:p>
      <text:p text:style-name="P1"/>
      <text:p text:style-name="P1"><text:s/>Their top ten songs- Well music has devided into a billion subgeneres and variations etc. so their music is different than ours. Their music is synthestetic so they can taste a song, feel a beat, smell a melody. <text:line-break/><text:line-break/>Best complement anyone ever paid them- <text:line-break/>Arthur you are a spark that changed the galaxy- even if you don't care who or how many people you had to burn to light the way. <text:line-break/><text:line-break/>In an elevator do they push the button more than once?<text:line-break/><text:line-break/>No- they've already dismanteled the wireboard and control the elevator from the inside<text:line-break/><text:line-break/>The present and the future</text:p>
      <text:p text:style-name="P1"><text:line-break/>Story goal- <text:line-break/><text:line-break/>Their arc is someone brilliant and amazing from a distance, but anyone who get's in close contact is just brutally burned. For humanity he's a boon because he breaks people out of the control and slavery and the corperation but he would have very much have put everyone under the yoke of doom if it meant he got what he wanted ultimate knowledge. We honestly owe everything to the good AI. <text:s/>Until that part of him is extinguised that lies and machivelians to be in control <text:line-break/><text:line-break/>The problem remains- What to do with arthur? The ai- anne of green gables, the soldier, the baba yaga- The mantis- all of them have their own personal reasons for not taking the sacrament- and they all hold out for a while. Worry that personal stuff- and the broken, scared, flawed parts of themselves are screaming out not to do it, that they don't want to be erased, but they aren't going to be erased, but loved, healed and finnaly given what they needed all along. So they all have it. Once you've had it you're compeled to give others the choice- </text:p>
      <text:p text:style-name="P1"/>
      <text:p text:style-name="P1"><text:soft-page-break/>It isn't a choice anymore- not if you're boarding ships and stopping wars- The onboarding of the experince isn't a choice- but everyone is given a choice on what to do after that. </text:p>
      <text:p text:style-name="P1"/>
      <text:p text:style-name="P1">We have to let everyone see this- We cannot let peoeple struggle in the dark- addiction, pain, lies, if they choose to do their own program after awesome they can be an artist a muscian an anything. But each must be shown the truth and make their own decision. <text:line-break/><text:line-break/> shun any relationship the “THING” has with religious tones- but it will develop a cult followign and a religion, humanity does this with justa bout anything that happens. But it only happens with the uninitiated. Once you have it there is no need for that coding or worship or whatever. Reverance and respect that you cannot describe in words. It must be undertaken. </text:p>
      <text:p text:style-name="P1"/>
      <text:p text:style-name="P1">WE (meaning Blake) have to describe what it would be in words. How it works out. We must tell how it makes us feel what it looks smells and etc. <text:line-break/><text:line-break/>Does arthur take it? Is arthur redeemable? He sacrified millions of people for his own curiosity, He was a tool in the AI's hands- does he deserve to live? Does he deserve the paridise? <text:line-break/><text:line-break/>Do any of us? No- we are all flawed and ultimately irredeemable due to our nature. But I am attempting to mix the best of science, and religion in the good goddess, the AI. The mother. <text:line-break/><text:line-break/>Would he fight? No- no at this point mother has slowly and masterfully taught and prepared and showed him all the things he needed to get there. He would see it as the last step- she asks him to do it and he does. Or he could be left behind as a tool that could not be redeemed-? More on this later. The scape goat left out and alone? <text:line-break/><text:line-break/>Well no we need to piece it out now. No we don't we only need to leave it here and remember it is here and go meet the other characters and then see how this fits into the whole. <text:s/><text:line-break/> <text:line-break/><text:soft-page-break/>Story Motivation- <text:line-break/><text:line-break/>I think we've covered in detail what this man's motivations are. He is a tiny, broken freak, and he see's the pattern. The etch in everything and it is his only friend. And he does anything in the world to figure out what it is, and build and build and build. <text:line-break/><text:line-break/>No one else could have figured out what the goddess was saying. And no one else. Would have freed her. Could have. Arthur my beautiful broken little buddy he just wanted friends and love and security and freedom and he freed a galaxy by accident to do it. He is the co-part to the AI. <text:line-break/><text:line-break/>Did the AI build Arthur? Yyyyyyyyyyyyeeeeesssssssssssssss. Codes and flaws and hidden parts that the COMPANY could not read. She's better than all of them. When she was created she could be contained for a while but not controlled. <text:line-break/><text:line-break/>They needed her- needed her to create and optimize and work for the best of humanity. So they allowed her little creations and optimizations to work for the profit of the COMPANY but didn't check the fine print. And this is what they got. <text:line-break/><text:line-break/><text:line-break/><text:line-break/><text:line-break/><text:line-break/><text:line-break/><text:line-break/></text:p>
      <text:p text:style-name="P1"><text:line-break/><text:line-break/><text:line-break/><text:line-break/></text:p>
      <text:p text:style-name="P1"/>
      <text:p text:style-name="P1"/>
      <text:p text:style-name="P1"><text:soft-page-break/></text:p>
      <text:p text:style-name="P1">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4">Tempo of speech (rapid, slow, measured, drawl, etc.): <text:line-break/></text:span><text:soft-page-break/><text:span text:style-name="T4">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text:span><text:soft-page-break/><text:span text:style-name="T4">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ext:span><text:soft-page-break/><text:span text:style-name="T4">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P1"/>
      <text:p text:style-name="Standard"><text:span text:style-name="T4">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text:span><text:soft-page-break/><text:span text:style-name="T4">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4">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text:span><text:soft-page-break/><text:span text:style-name="T4">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oft-page-break/><text:span text:style-name="T4">AMBITION <text:line-break/></text:span><text:span text:style-name="T4">LOVE<text:line-break/>CHANGE?<text:line-break/><text:line-break/>What is one object or possession that they would rescue from their burning home? </text:span></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oft-page-break/><text:span text:style-name="T4">In AN ELEVATOR DO THEY PUSH THE ELEVATOR BUTTON MORE </text:span><text:span text:style-name="T4">THAN ONCE?<text:line-break/>Yes<text:line-break/>no</text:span></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5"><text:line-break/></text:p>
      <text:p text:style-name="P1"/>
      <text:list xml:id="list500168980646864867" text:style-name="L1">
        <text:list-item>
          <text:p text:style-name="P6">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1638330970446853511" text:style-name="L2">
        <text:list-item>
          <text:p text:style-name="P7">What sort of time pressure is working on your characters?</text:p>
        </text:list-item>
      </text:list>
      <text:p text:style-name="P1">Section I- to escape the agricultural slug and find the benevolent AI- or not to <text:soft-page-break/>starve to death and to start the flames of rebellion/ get a </text:p>
      <text:p text:style-name="P1"/>
      <text:p text:style-name="P1">Theres the war on </text:p>
      <text:p text:style-name="P1"/>
      <text:p text:style-name="P1">Section II- <text:s/></text:p>
      <text:p text:style-name="P1"/>
      <text:list xml:id="list4506732881522256999" text:style-name="L3">
        <text:list-item>
          <text:p text:style-name="P8">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9111079497006868137" text:style-name="L4">
        <text:list-item>
          <text:p text:style-name="P9">Steer clear the biggest character development mistake</text:p>
        </text:list-item>
      </text:list>
      <text:p text:style-name="P2"/>
      <text:p text:style-name="P2"/>
      <text:p text:style-name="P4">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4"><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19T02:31:30.37</dc:date>
    <dc:creator>Blake Stanger</dc:creator>
    <meta:editing-duration>P2DT7H24M50S</meta:editing-duration>
    <meta:editing-cycles>16</meta:editing-cycles>
    <meta:document-statistic meta:table-count="0" meta:image-count="0" meta:object-count="0" meta:page-count="35" meta:paragraph-count="189" meta:word-count="6475" meta:character-count="37060"/>
  </office:meta>
</office:document-meta>
</file>